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Title">
      <style:text-properties fo:color="#2a6099" loext:opacity="100%" style:font-name="arial" fo:font-size="20pt" officeooo:paragraph-rsid="0017e683" style:font-size-asian="20pt" style:font-size-complex="20pt"/>
    </style:style>
    <style:style style:name="P2" style:family="paragraph" style:parent-style-name="Quotations">
      <style:paragraph-properties fo:text-align="center" style:justify-single-word="false"/>
      <style:text-properties style:font-name="arial"/>
    </style:style>
    <style:style style:name="P3" style:family="paragraph" style:parent-style-name="Text_20_body">
      <style:paragraph-properties fo:line-height="100%"/>
      <style:text-properties style:font-name="arial" fo:font-size="12pt" style:text-underline-style="none" officeooo:rsid="00181f7e" officeooo:paragraph-rsid="001cc95d" style:font-size-asian="12pt" style:font-size-complex="12pt"/>
    </style:style>
    <style:style style:name="P4" style:family="paragraph" style:parent-style-name="Text_20_body">
      <style:paragraph-properties fo:line-height="100%"/>
      <style:text-properties style:font-name="arial" fo:font-size="12pt" style:text-underline-style="none" officeooo:rsid="00181f7e" officeooo:paragraph-rsid="0017e683" style:font-size-asian="12pt" style:font-size-complex="12pt"/>
    </style:style>
    <style:style style:name="P5" style:family="paragraph" style:parent-style-name="Text_20_body">
      <style:paragraph-properties fo:line-height="100%"/>
      <style:text-properties style:font-name="arial" fo:font-size="12pt" style:text-underline-style="none" officeooo:rsid="00181f7e" officeooo:paragraph-rsid="001b7f2e" style:font-size-asian="12pt" style:font-size-complex="12pt"/>
    </style:style>
    <style:style style:name="P6" style:family="paragraph" style:parent-style-name="Subtitle">
      <style:text-properties fo:color="#c9211e" loext:opacity="100%" style:font-name="arial" fo:font-size="10.5pt" fo:font-style="italic" style:text-underline-style="none" style:font-size-asian="10.5pt" style:font-style-asian="italic" style:font-size-complex="10.5pt" style:font-style-complex="italic"/>
    </style:style>
    <style:style style:name="P7" style:family="paragraph" style:parent-style-name="Text_20_body">
      <style:text-properties fo:color="#c9211e" loext:opacity="100%" style:font-name="arial" fo:font-size="10.5pt" fo:font-style="italic" style:text-underline-style="none" style:font-size-asian="10.5pt" style:font-style-asian="italic" style:font-size-complex="10.5pt" style:font-style-complex="italic"/>
    </style:style>
    <style:style style:name="P8" style:family="paragraph" style:parent-style-name="Text_20_body">
      <style:text-properties officeooo:paragraph-rsid="0023e26a"/>
    </style:style>
    <style:style style:name="P9" style:family="paragraph" style:parent-style-name="Text_20_body">
      <style:text-properties officeooo:paragraph-rsid="002adff8"/>
    </style:style>
    <style:style style:name="P10" style:family="paragraph" style:parent-style-name="Text_20_body">
      <style:text-properties officeooo:paragraph-rsid="002e876c"/>
    </style:style>
    <style:style style:name="P11" style:family="paragraph" style:parent-style-name="Text_20_body">
      <style:text-properties style:font-name="arial" fo:font-size="12pt" style:text-underline-style="none" fo:font-weight="normal" officeooo:rsid="0026c63b" officeooo:paragraph-rsid="0023e26a" style:font-size-asian="10.5pt" style:font-weight-asian="normal" style:font-size-complex="12pt" style:font-weight-complex="normal"/>
    </style:style>
    <style:style style:name="P12" style:family="paragraph" style:parent-style-name="Text_20_body">
      <style:text-properties style:font-name="arial" fo:font-size="12pt" style:text-underline-style="none" fo:font-weight="normal" officeooo:rsid="0029ec6c" officeooo:paragraph-rsid="0023e26a" style:font-size-asian="10.5pt" style:font-weight-asian="normal" style:font-size-complex="12pt" style:font-weight-complex="normal"/>
    </style:style>
    <style:style style:name="P13" style:family="paragraph" style:parent-style-name="Heading_20_2">
      <style:text-properties style:font-name="arial" fo:font-size="18pt" officeooo:rsid="00181f7e" officeooo:paragraph-rsid="0017e683" style:font-size-asian="18pt" style:font-size-complex="18pt"/>
    </style:style>
    <style:style style:name="P14" style:family="paragraph" style:parent-style-name="Heading_20_2">
      <style:text-properties style:font-name="arial" fo:font-size="18pt" style:font-size-asian="18pt" style:font-size-complex="18pt"/>
    </style:style>
    <style:style style:name="T1" style:family="text">
      <style:text-properties style:text-underline-style="none"/>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officeooo:rsid="001d637d" style:font-weight-asian="bold" style:font-weight-complex="bold"/>
    </style:style>
    <style:style style:name="T4" style:family="text">
      <style:text-properties officeooo:rsid="001b7f2e"/>
    </style:style>
    <style:style style:name="T5" style:family="text">
      <style:text-properties officeooo:rsid="001d18cc"/>
    </style:style>
    <style:style style:name="T6" style:family="text">
      <style:text-properties officeooo:rsid="001d637d"/>
    </style:style>
    <style:style style:name="T7" style:family="text">
      <style:text-properties fo:font-weight="bold" style:font-weight-asian="bold" style:font-weight-complex="bold"/>
    </style:style>
    <style:style style:name="T8" style:family="text">
      <style:text-properties fo:font-weight="bold" officeooo:rsid="001d637d" style:font-weight-asian="bold" style:font-weight-complex="bold"/>
    </style:style>
    <style:style style:name="T9" style:family="text">
      <style:text-properties style:font-name="arial" fo:font-size="12pt" style:text-underline-style="none" style:font-size-asian="10.5pt" style:font-size-complex="12pt"/>
    </style:style>
    <style:style style:name="T10" style:family="text">
      <style:text-properties style:font-name="arial" fo:font-size="12pt" style:text-underline-style="none" officeooo:rsid="00207123" style:font-size-asian="10.5pt" style:font-size-complex="12pt"/>
    </style:style>
    <style:style style:name="T11" style:family="text">
      <style:text-properties style:font-name="arial" fo:font-size="12pt" style:text-underline-style="none" officeooo:rsid="002223fa" style:font-size-asian="10.5pt" style:font-size-complex="12pt"/>
    </style:style>
    <style:style style:name="T12" style:family="text">
      <style:text-properties style:font-name="arial" fo:font-size="12pt" style:text-underline-style="none" officeooo:rsid="0022ff8a" style:font-size-asian="10.5pt" style:font-size-complex="12pt"/>
    </style:style>
    <style:style style:name="T13" style:family="text">
      <style:text-properties style:font-name="arial" fo:font-size="12pt" style:text-underline-style="none" officeooo:rsid="0023e26a" style:font-size-asian="10.5pt" style:font-size-complex="12pt"/>
    </style:style>
    <style:style style:name="T14" style:family="text">
      <style:text-properties style:font-name="arial" fo:font-size="12pt" style:text-underline-style="none" fo:font-weight="bold" officeooo:rsid="0023e26a" style:font-size-asian="10.5pt" style:font-weight-asian="bold" style:font-size-complex="12pt" style:font-weight-complex="bold"/>
    </style:style>
    <style:style style:name="T15" style:family="text">
      <style:text-properties style:font-name="arial" fo:font-size="12pt" style:text-underline-style="none" fo:font-weight="normal" officeooo:rsid="0023e26a" style:font-size-asian="10.5pt" style:font-weight-asian="normal" style:font-size-complex="12pt" style:font-weight-complex="normal"/>
    </style:style>
    <style:style style:name="T16" style:family="text">
      <style:text-properties style:font-name="arial" fo:font-size="12pt" style:text-underline-style="none" fo:font-weight="normal" officeooo:rsid="00257a47" style:font-size-asian="10.5pt" style:font-weight-asian="normal" style:font-size-complex="12pt" style:font-weight-complex="normal"/>
    </style:style>
    <style:style style:name="T17" style:family="text">
      <style:text-properties style:font-name="arial" fo:font-size="12pt" style:text-underline-style="none" fo:font-weight="normal" officeooo:rsid="0026c63b" style:font-size-asian="10.5pt" style:font-weight-asian="normal" style:font-size-complex="12pt" style:font-weight-complex="normal"/>
    </style:style>
    <style:style style:name="T18" style:family="text">
      <style:text-properties style:font-name="arial" fo:font-size="12pt" style:text-underline-style="none" fo:font-weight="normal" officeooo:rsid="00270b92" style:font-size-asian="10.5pt" style:font-weight-asian="normal" style:font-size-complex="12pt" style:font-weight-complex="normal"/>
    </style:style>
    <style:style style:name="T19" style:family="text">
      <style:text-properties style:font-name="arial" fo:font-size="12pt" style:text-underline-style="none" fo:font-weight="normal" officeooo:rsid="0027cf7b" style:font-size-asian="10.5pt" style:font-weight-asian="normal" style:font-size-complex="12pt" style:font-weight-complex="normal"/>
    </style:style>
    <style:style style:name="T20" style:family="text">
      <style:text-properties style:font-name="arial" fo:font-size="12pt" style:text-underline-style="none" fo:font-weight="normal" officeooo:rsid="00284cad" style:font-size-asian="10.5pt" style:font-weight-asian="normal" style:font-size-complex="12pt" style:font-weight-complex="normal"/>
    </style:style>
    <style:style style:name="T21" style:family="text">
      <style:text-properties style:font-name="arial" fo:font-size="12pt" style:text-underline-style="none" fo:font-weight="normal" officeooo:rsid="0029ec6c" style:font-size-asian="10.5pt" style:font-weight-asian="normal" style:font-size-complex="12pt" style:font-weight-complex="normal"/>
    </style:style>
    <style:style style:name="T22" style:family="text">
      <style:text-properties style:font-name="arial" fo:font-size="12pt" style:text-underline-style="none" fo:font-weight="normal" officeooo:rsid="002a36da" style:font-size-asian="10.5pt" style:font-weight-asian="normal" style:font-size-complex="12pt" style:font-weight-complex="normal"/>
    </style:style>
    <style:style style:name="T23" style:family="text">
      <style:text-properties style:font-name="arial" fo:font-size="12pt" style:text-underline-style="none" fo:font-weight="normal" officeooo:rsid="002adff8" style:font-size-asian="10.5pt" style:font-weight-asian="normal" style:font-size-complex="12pt" style:font-weight-complex="normal"/>
    </style:style>
    <style:style style:name="T24" style:family="text">
      <style:text-properties style:font-name="arial" fo:font-size="12pt" style:text-underline-style="none" fo:font-weight="normal" officeooo:rsid="002c8b03" style:font-size-asian="10.5pt" style:font-weight-asian="normal" style:font-size-complex="12pt" style:font-weight-complex="normal"/>
    </style:style>
    <style:style style:name="T25" style:family="text">
      <style:text-properties style:font-name="arial" fo:font-size="12pt" style:text-underline-style="none" fo:font-weight="normal" officeooo:rsid="002e876c" style:font-size-asian="10.5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t d'Algorithmique et structures de données 1 Sudoku</text:p>
      <text:p text:style-name="P6">Viet NGUYEN 20006303</text:p>
      <text:p text:style-name="P7"/>
      <text:p text:style-name="P2"><text:span text:style-name="T3">Sujet</text:span><text:span text:style-name="T8"> :</text:span><text:span text:style-name="T6"> </text:span>Implanter un résolveur de sudoku (9x9) puis éventuellement un générateur de grille de sudoku incomplète et valide (une unique solution) et essayer d'améliorer votre générateur de façon qu'il puisse potentiellement générer n'importe quelle grille (9x9) valide et incomplète. </text:p>
      <text:h text:style-name="P13" text:outline-level="2">1) <text:span text:style-name="T2">Jeu du Sudoku</text:span><text:span text:style-name="T1">:</text:span></text:h>
      <text:p text:style-name="P3">- Le populaire jeu de puzzle japonais Sudoku est basé sur le placement logique des nombres. Il a été créé par Howard Garns, un designer et architecte à la retraite de 74 ans. Jeu de logique en ligne, Sudoku ne nécessite aucun calcul ni compétences mathématiques particulières ; tout ce qu'il faut, c'est du cerveau et de la concentration.</text:p>
      <text:p text:style-name="P4">- Le but du Sudoku est de remplir une grille 9×9 avec des chiffres afin que chaque colonne, ligne et section 3×3 contienne les nombres entre 1 et 9. Au début du jeu, la grille 9×9 aura quelques chiffres. des carrés remplis. Votre travail consiste à utiliser la logique pour remplir les chiffres manquants et compléter la grille. N'oubliez pas qu'un coup est incorrect si :</text:p>
      <text:p text:style-name="P5"><text:tab/><text:span text:style-name="T4">+) Toute ligne contient plus d'un nombre identique de 1 à 9.</text:span></text:p>
      <text:p text:style-name="P5"><text:tab/><text:span text:style-name="T4">+) </text:span>Toute colonne contient plus d'un nombre identique de 1 à 9.</text:p>
      <text:p text:style-name="P5"><text:tab/><text:span text:style-name="T4">+) </text:span>Toute grille 3×3 contient plus d'un nombre identique de 1 à 9.</text:p>
      <text:p text:style-name="P5"/>
      <text:p text:style-name="P5"/>
      <text:h text:style-name="P14" text:outline-level="2">2<text:span text:style-name="T5">)</text:span> <text:span text:style-name="T2">Stratégies et analyse pour le développement</text:span><text:span text:style-name="T1">:</text:span></text:h>
      <text:p text:style-name="P8"><text:span text:style-name="T9">- </text:span><text:span text:style-name="T10">La première chose que j’ai commencé avec le projet a été de chercher des directions, solutions à faire. Parce que je n’avais pas d’idées à ce moment-là. Cependant, le recherche est plus pratique je ne le pensais. Il y a trop de tutoriels, documents et d’exemples. </text:span><text:span text:style-name="T11">Bien qu’ils ne conviennent pas tous à titre de référence, mais j’ai juste besoin de quelques idées à faire. </text:span><text:span text:style-name="T12">J’ai commencé avec le solveur de sudoku. </text:span><text:span text:style-name="T13">J’ai regardé un tutoriel expliquant l’algorithme ‘</text:span><text:a xlink:type="simple" xlink:href="https://www.youtube.com/watch?v=iSdW8OM_b3E" office:target-frame-name="_blank" xlink:show="new" text:style-name="Internet_20_link" text:visited-style-name="Visited_20_Internet_20_Link"><text:span text:style-name="T7">How to Create a Sudoku Puzzle Part One: Algorithm Explained used to Fill a Sudoku Grid</text:span></text:a><text:span text:style-name="T13">’ et un exemple de code qui est le fichier </text:span><text:span text:style-name="T14">sudoku_test.c</text:span><text:span text:style-name="T15">. </text:span><text:span text:style-name="T16">Donc j’ai résumé tout ce don’t j’ai besoin pour un solveur:</text:span></text:p>
      <text:p text:style-name="P8"><text:span text:style-name="T16"><text:tab/>+) </text:span><text:span text:style-name="T17">un tableau matricielle de sudoku[9][9].</text:span></text:p>
      <text:p text:style-name="P11"><text:tab/>+) une fonction de lire toutes les lignes horizontales.</text:p>
      <text:p text:style-name="P8"><text:span text:style-name="T17"><text:tab/>+) </text:span><text:span text:style-name="T18">une fonction de lire toutes les colonnes verticales.</text:span></text:p>
      <text:p text:style-name="P8"><text:soft-page-break/><text:span text:style-name="T18"><text:tab/></text:span><text:span text:style-name="T19">+) une fonction pour lire les colonnes et lignes dans chaque grille 3x3.</text:span></text:p>
      <text:p text:style-name="P8"><text:span text:style-name="T19"><text:tab/></text:span><text:span text:style-name="T20">+) </text:span><text:span text:style-name="T21">une fonction pour naviguer vers la cellule suivante si elle est remplie.</text:span></text:p>
      <text:p text:style-name="P12"><text:tab/>+) solveur: remplir les nombres appropriés de 1 à 9 dans chaque case vide.</text:p>
      <text:p text:style-name="P9"><text:span text:style-name="T21">- </text:span><text:span text:style-name="T22">Ensuite, j’ai un problème pour générer un tableau de sudoku aléatoire incomplet. Cependant, ce n’est pas un trop gros problème, l’idée c’est que je prends un tableau sudoku complet </text:span><text:span text:style-name="T23">et change au hasard les nombres de 1 à 9 à l’intérieur pour vider ‘0’. J’ai choisis juste un nombre aléatoire dans la colonne et répète cette sélection dans une bouclede lignes ordonnées. </text:span><text:span text:style-name="T24">Donc tout ce qui reste est de savoir comment organiser au hasardles positions des nombres restants dans le tableau, et</text:span><text:span text:style-name="T23"> voilà j’ai un tableau de sudoku incomplète.</text:span></text:p>
      <text:p text:style-name="P10"><text:span text:style-name="T23">- </text:span><text:span text:style-name="T25">Enfin, je viens de mettre la <text:s/>grille (9x9) valide et incomplète dans le solveu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7T18:47:40.872225478</meta:creation-date>
    <dc:date>2023-01-18T21:29:04.018741922</dc:date>
    <meta:editing-duration>PT2H11M51S</meta:editing-duration>
    <meta:editing-cycles>22</meta:editing-cycles>
    <meta:generator>LibreOffice/7.3.7.2$Linux_X86_64 LibreOffice_project/30$Build-2</meta:generator>
    <meta:document-statistic meta:table-count="0" meta:image-count="0" meta:object-count="0" meta:page-count="2" meta:paragraph-count="19" meta:word-count="509" meta:character-count="2984" meta:non-whitespace-character-count="2483"/>
  </office:meta>
</office:document-meta>
</file>